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63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55.99mm"/>
    </style:style>
    <style:style style:name="co5" style:family="table-column">
      <style:table-column-properties fo:break-before="auto" style:column-width="28.2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School closure (localised)</text:p>
          </table:table-cell>
          <table:table-cell table:style-name="Default" office:value-type="string" calcext:value-type="string">
            <text:p>School closure (national)</text:p>
          </table:table-cell>
          <table:table-cell office:value-type="string" calcext:value-type="string">
            <text:p>Curfew</text:p>
          </table:table-cell>
          <table:table-cell office:value-type="string" calcext:value-type="string">
            <text:p>Corona tests /1000000 people</text:p>
          </table:table-cell>
          <table:table-cell office:value-type="string" calcext:value-type="string">
            <text:p>Total number of tests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date" office:date-value="2020-02-16" calcext:value-type="date">
            <text:p>16.02.20</text:p>
          </table:table-cell>
          <table:table-cell office:value-type="date" office:date-value="2020-02-21" calcext:value-type="date">
            <text:p>21.02.20</text:p>
          </table:table-cell>
          <table:table-cell table:style-name="ce1" office:value-type="date" office:date-value="2020-02-11" calcext:value-type="date">
            <text:p>11.02.20</text:p>
          </table:table-cell>
          <table:table-cell office:value-type="float" office:value="2831" calcext:value-type="float">
            <text:p>2831</text:p>
          </table:table-cell>
          <table:table-cell office:value-type="float" office:value="320000" calcext:value-type="float">
            <text:p>32000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date" office:date-value="2020-03-03" calcext:value-type="date">
            <text:p>03.03.20</text:p>
          </table:table-cell>
          <table:table-cell office:value-type="date" office:date-value="2020-03-16" calcext:value-type="date">
            <text:p>16.03.20</text:p>
          </table:table-cell>
          <table:table-cell table:style-name="ce1" office:value-type="date" office:date-value="2020-03-17" calcext:value-type="date">
            <text:p>17.03.20</text:p>
          </table:table-cell>
          <table:table-cell office:value-type="float" office:value="548" calcext:value-type="float">
            <text:p>548</text:p>
          </table:table-cell>
          <table:table-cell office:value-type="float" office:value="36747" calcext:value-type="float">
            <text:p>36747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date" office:date-value="2020-03-03" calcext:value-type="date">
            <text:p>03.03.20</text:p>
          </table:table-cell>
          <table:table-cell office:value-type="date" office:date-value="2020-03-18" calcext:value-type="date">
            <text:p>18.03.20</text:p>
          </table:table-cell>
          <table:table-cell/>
          <table:table-cell office:value-type="float" office:value="182" calcext:value-type="float">
            <text:p>182</text:p>
          </table:table-cell>
          <table:table-cell table:style-name="ce2" office:value-type="float" office:value="167000" calcext:value-type="float">
            <text:p>167000</text:p>
          </table:table-cell>
        </table:table-row>
        <table:table-row table:style-name="ro1">
          <table:table-cell office:value-type="string" calcext:value-type="string">
            <text:p>Iran, Islamic Rep.</text:p>
          </table:table-cell>
          <table:table-cell table:style-name="Default"/>
          <table:table-cell office:value-type="date" office:date-value="2020-02-26" calcext:value-type="date">
            <text:p>26.02.20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date" office:date-value="2020-02-24" calcext:value-type="date">
            <text:p>24.02.20</text:p>
          </table:table-cell>
          <table:table-cell office:value-type="date" office:date-value="2020-03-04" calcext:value-type="date">
            <text:p>04.03.20</text:p>
          </table:table-cell>
          <table:table-cell table:style-name="ce1" office:value-type="date" office:date-value="2020-03-10" calcext:value-type="date">
            <text:p>10.03.20</text:p>
          </table:table-cell>
          <table:table-cell office:value-type="float" office:value="1005" calcext:value-type="float">
            <text:p>1005</text:p>
          </table:table-cell>
          <table:table-cell office:value-type="float" office:value="206886" calcext:value-type="float">
            <text:p>206886</text:p>
          </table:table-cell>
        </table:table-row>
        <table:table-row table:style-name="ro1">
          <table:table-cell office:value-type="string" calcext:value-type="string">
            <text:p>Korea, Rep.</text:p>
          </table:table-cell>
          <table:table-cell table:style-name="Default"/>
          <table:table-cell office:value-type="date" office:date-value="2020-03-02" calcext:value-type="date">
            <text:p>02.03.20</text:p>
          </table:table-cell>
          <table:table-cell/>
          <table:table-cell office:value-type="float" office:value="4099" calcext:value-type="float">
            <text:p>4099</text:p>
          </table:table-cell>
          <table:table-cell office:value-type="float" office:value="316664" calcext:value-type="float">
            <text:p>31666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date" office:date-value="2020-03-11" calcext:value-type="date">
            <text:p>11.03.20</text:p>
          </table:table-cell>
          <table:table-cell office:value-type="date" office:date-value="2020-03-16" calcext:value-type="date">
            <text:p>16.03.20</text:p>
          </table:table-cell>
          <table:table-cell table:style-name="ce1" office:value-type="date" office:date-value="2020-03-15" calcext:value-type="date">
            <text:p>15.03.20</text:p>
          </table:table-cell>
          <table:table-cell office:value-type="float" office:value="652" calcext:value-type="float">
            <text:p>652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date" office:date-value="2020-03-12" calcext:value-type="date">
            <text:p>12.03.20</text:p>
          </table:table-cell>
          <table:table-cell office:value-type="date" office:date-value="2020-03-16" calcext:value-type="date">
            <text:p>16.03.20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date" office:date-value="2020-02-28" calcext:value-type="date">
            <text:p>28.02.20</text:p>
          </table:table-cell>
          <table:table-cell office:value-type="date" office:date-value="2020-03-20" calcext:value-type="date">
            <text:p>20.03.20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64621" calcext:value-type="float">
            <text:p>64621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date" office:date-value="2020-02-28" calcext:value-type="date">
            <text:p>28.02.20</text:p>
          </table:table-cell>
          <table:table-cell table:style-name="Default"/>
          <table:table-cell/>
          <table:table-cell office:value-type="float" office:value="26" calcext:value-type="float">
            <text:p>26</text:p>
          </table:table-cell>
          <table:table-cell office:value-type="float" office:value="37646" calcext:value-type="float">
            <text:p>37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0:08:13.259110321</meta:creation-date>
    <dc:date>2020-03-21T16:37:45.401567631</dc:date>
    <meta:editing-duration>PT19M45S</meta:editing-duration>
    <meta:editing-cycles>7</meta:editing-cycles>
    <meta:generator>LibreOffice/6.0.7.3$Linux_X86_64 LibreOffice_project/00m0$Build-3</meta:generator>
    <meta:document-statistic meta:table-count="1" meta:cell-count="57" meta:object-count="0"/>
  </office:meta>
</office:document-meta>
</file>